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DIC MATHS<text:line-break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SQUARE OF A TWO DIGIT NUMB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READING AND SHARED MEMO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READ</text:p>
              </text:list-item>
              <text:list-item>
                <text:p><text:s/>A thread of execution is the smallest sequence of programmed instructions that can be managed independently by a scheduler, which is typically a part of the operating system.</text:p>
              </text:list-item>
              <text:list-item>
                <text:p>SHARED MEMORY</text:p>
              </text:list-item>
              <text:list-item>
                <text:p>All the threads of the same process share the global memory of the proc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EDIC MATHS ALGORITH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g 23^2 = 529</text:p>
              </text:list-item>
              <text:list-item>
                <text:p>STEP 1: (2^2)^100=400</text:p>
              </text:list-item>
              <text:list-item>
                <text:p>STEP 2: 3^3 = 9</text:p>
              </text:list-item>
              <text:list-item>
                <text:p>STEP 3: (2*3)*2*10 = 120</text:p>
              </text:list-item>
              <text:list-item>
                <text:p>STEP 4: STEP 1 +STEP 2 +STEP 3</text:p>
              </text:list-item>
              <text:list-item>
                <text:p>400 + 9 + 120 = 52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READ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 of threads = 3</text:p>
              </text:list-item>
              <text:list-item>
                <text:p>STEP 1 = thread 1</text:p>
              </text:list-item>
              <text:list-item>
                <text:p>STEP 2 = thread 2</text:p>
              </text:list-item>
              <text:list-item>
                <text:p>STEP 3 = thread 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RECTIVES US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#pragma omp parallel for</text:p>
              </text:list-item>
              <text:list-item>
                <text:p>Clause : shared(arg1,arg2...)</text:p>
              </text:list-item>
              <text:list-item>
                <text:p>Where arg1, arg2, arg3 are the shared variab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HARED MEMO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ere 'ans' is our shared variable.</text:p>
              </text:list-item>
              <text:list-item>
                <text:p>It stores the result evaluated by each thread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16:20:16.022193074</meta:creation-date>
    <meta:editing-duration>PT11M18S</meta:editing-duration>
    <meta:editing-cycles>2</meta:editing-cycles>
    <meta:generator>LibreOffice/4.2.7.2$Linux_X86_64 LibreOffice_project/420m0$Build-2</meta:generator>
    <dc:date>2015-02-12T16:47:11.015052310</dc:date>
    <meta:document-statistic meta:object-count="45"/>
  </office:meta>
</office:document-meta>
</file>